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4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line-height="138%" fo:text-align="justify" style:justify-single-word="false" style:writing-mode="lr-tb"/>
    </style:style>
    <style:style style:name="T1" style:family="text">
      <style:text-properties fo:font-variant="normal" fo:text-transform="none" fo:color="#1155cc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4d374b1-d899-52d3-2065-43a680b1f7fc"/>Web Development with Spring Boot and Bootstrap</text:p>
      <text:p text:style-name="P1">By Daniel Castro and Manuel Pérez</text:p>
      <text:p text:style-name="P5"/>
      <text:p text:style-name="P2">&lt;&lt; Introduction - some paragraphs &gt;&gt; (Dani) </text:p>
      <text:p text:style-name="P5"/>
      <text:p text:style-name="P2">&lt;&lt; reference to complete working code at github:  &gt;&gt; (Manu)</text:p>
      <text:p text:style-name="P3"><text:a xlink:type="simple" xlink:href="https://github.com/dcmorell/springboot-customer" text:style-name="Internet_20_link" text:visited-style-name="Visited_20_Internet_20_Link"><text:span text:style-name="T1">https://github.com/dcmorell/springboot-customer</text:span></text:a><text:span text:style-name="T2">.</text:span></text:p>
      <text:p text:style-name="P5"/>
      <text:p text:style-name="P1">Web Application Structure in Spring Boot</text:p>
      <text:p text:style-name="P5"/>
      <text:p text:style-name="P2">??? Mostrar la estructura… explicar las partes importantes,  (Dani)</text:p>
      <text:p text:style-name="P5"/>
      <text:p text:style-name="P2">??? hacer referencia al post anterior, y su codigo  (Dani)</text:p>
      <text:p text:style-name="P5"/>
      <text:p text:style-name="P2">??? refrescar cómo empaquetar y desplegar  (Dani)</text:p>
      <text:p text:style-name="P3"/>
      <text:p text:style-name="P5"/>
      <text:p text:style-name="P1">Bootstrap</text:p>
      <text:p text:style-name="P5"/>
      <text:p text:style-name="P2">??? Hablar un poco de Javascript, de los principales frameworks que facilitan el trabajo… (Manu)</text:p>
      <text:p text:style-name="P5"/>
      <text:p text:style-name="P2">??? Mencionar el trio: HTML, CSS, Javascript (sus roles…) (Manu)</text:p>
      <text:p text:style-name="P5"/>
      <text:p text:style-name="P2">??? Mencionar los principales frameworks, quizás una tabla comparativa (incluir jQuery y AngularJS…)(Manu)</text:p>
      <text:p text:style-name="P3"/>
      <text:p text:style-name="P5"/>
      <text:p text:style-name="P2">??? Mencionar las bondades de Bootstrap (simple, … responsiveness… soporte Twitter?)(Manu)</text:p>
      <text:p text:style-name="P3"/>
      <text:p text:style-name="P3"/>
      <text:p text:style-name="P5"/>
      <text:p text:style-name="P1">Example: Managing a Set of Customers</text:p>
      <text:p text:style-name="P5"/>
      <text:p text:style-name="P2">??? Aquí describir el ejemplo a desarrollar: Una aplicación web para gestionar un listado de Customers… Inicialmente muestra el listado (puede estar vacío, a no ser que insertemos unos pocos <text:soft-page-break/>como en el paquete Bootstrap). La aplicación permite insertar y eliminar customers, así como filtrados/ordenamientos… (Dani) (Manu)</text:p>
      <text:p text:style-name="P3"/>
      <text:p text:style-name="P5"/>
      <text:p text:style-name="P1">Web Development with Spring Boot and Bootstrap Step by Step</text:p>
      <text:p text:style-name="P5"/>
      <text:p text:style-name="P2">??? Enumerar cada uno de los pasos (en algunos casos explicar que el orden se puede variar… o sea explicitar las relaciones del conjunto de Relaciones de Orden parcial) (Dani) (Manu)</text:p>
      <text:p text:style-name="P5"/>
      <text:p text:style-name="P1">Summary</text:p>
      <text:p text:style-name="P5"/>
      <text:list xml:id="list2911506742943650290" text:style-name="L1">
        <text:list-item>
          <text:p text:style-name="P4">&lt;&lt; three or four items &gt;&gt;</text:p>
        </text:list-item>
      </text:list>
      <text:p text:style-name="P5"/>
      <text:p text:style-name="P1">References</text:p>
      <text:p text:style-name="P5"/>
      <text:p text:style-name="P2">&lt;&lt; several hyper-links &gt;&gt;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0:24:43.672334471</meta:creation-date>
    <dc:date>2016-12-07T10:25:10.115788396</dc:date>
    <meta:editing-duration>PT26S</meta:editing-duration>
    <meta:editing-cycles>1</meta:editing-cycles>
    <meta:document-statistic meta:table-count="0" meta:image-count="0" meta:object-count="0" meta:page-count="2" meta:paragraph-count="22" meta:word-count="220" meta:character-count="1476" meta:non-whitespace-character-count="1274"/>
    <meta:generator>LibreOffice/5.1.4.2$Linux_X86_64 LibreOffice_project/10m0$Build-2</meta:generator>
  </office:meta>
</office:document-meta>
</file>